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PColWidthPercentBase.getBa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PColWidth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PColWidthFunction.eval( Property [ ] args , PropertyInfo p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PColWidthPercentBase.getBaseLength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PColWidthPercentBase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PColWidthFunction.getPercen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